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co1" style:family="table-column">
      <style:table-column-properties style:column-width="3.462cm" style:use-optimal-column-width="false"/>
    </style:style>
    <style:style style:name="co2" style:family="table-column">
      <style:table-column-properties style:column-width="3.918cm" style:use-optimal-column-width="false"/>
    </style:style>
    <style:style style:name="co3" style:family="table-column">
      <style:table-column-properties style:column-width="3.006cm" style:use-optimal-column-width="false"/>
    </style:style>
    <style:style style:name="co4" style:family="table-column">
      <style:table-column-properties style:column-width="3.47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style:text-properties fo:font-size="13pt" style:font-size-asian="13pt" style:font-size-complex="13pt"/>
    </style:style>
    <style:style style:name="P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4.249cm" svg:height="3.847cm" svg:x="1.223cm" svg:y="1.8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4"/>
            <table:table-row table:style-name="ro1" table:default-cell-style-name="ce1">
              <table:table-cell/>
              <table:table-cell>
                <text:p text:style-name="P1">User ID</text:p>
              </table:table-cell>
              <table:table-cell>
                <text:p text:style-name="P1">Username</text:p>
              </table:table-cell>
              <table:table-cell>
                <text:p text:style-name="P1">Password</text:p>
              </table:table-cell>
              <table:table-cell>
                <text:p text:style-name="P1">First name</text:p>
              </table:table-cell>
              <table:table-cell>
                <text:p text:style-name="P1">Last name</text:p>
              </table:table-cell>
              <table:table-cell>
                <text:p text:style-name="P1">Last login</text:p>
              </table:table-cell>
            </table:table-row>
            <table:table-row table:style-name="ro1" table:default-cell-style-name="ce1">
              <table:table-cell>
                <text:p text:style-name="P1">Data type</text:p>
              </table:table-cell>
              <table:table-cell>
                <text:p text:style-name="P1">INT</text:p>
              </table:table-cell>
              <table:table-cell>
                <text:p text:style-name="P1">VARCHAR</text:p>
              </table:table-cell>
              <table:table-cell>
                <text:p text:style-name="P1">VARCHAR</text:p>
              </table:table-cell>
              <table:table-cell>
                <text:p text:style-name="P1">VARCHAR</text:p>
              </table:table-cell>
              <table:table-cell>
                <text:p text:style-name="P1">VARCHAR</text:p>
              </table:table-cell>
              <table:table-cell>
                <text:p text:style-name="P1">DATETIME</text:p>
              </table:table-cell>
            </table:table-row>
            <table:table-row table:style-name="ro1" table:default-cell-style-name="ce1">
              <table:table-cell>
                <text:p text:style-name="P1">Size/length</text:p>
              </table:table-cell>
              <table:table-cell>
                <text:p text:style-name="P1">n/a</text:p>
              </table:table-cell>
              <table:table-cell>
                <text:p text:style-name="P1">100</text:p>
              </table:table-cell>
              <table:table-cell>
                <text:p text:style-name="P1">255</text:p>
              </table:table-cell>
              <table:table-cell>
                <text:p text:style-name="P1">255</text:p>
              </table:table-cell>
              <table:table-cell>
                <text:p text:style-name="P1">255</text:p>
              </table:table-cell>
              <table:table-cell>
                <text:p text:style-name="P1">n/a</text:p>
              </table:table-cell>
            </table:table-row>
            <table:table-row table:style-name="ro1" table:default-cell-style-name="ce1">
              <table:table-cell>
                <text:p text:style-name="P1">Constraints</text:p>
              </table:table-cell>
              <table:table-cell>
                <text:p text:style-name="P1">Pk, not null</text:p>
              </table:table-cell>
              <table:table-cell>
                <text:p text:style-name="P1">Unique, not null</text:p>
              </table:table-cell>
              <table:table-cell>
                <text:p text:style-name="P1">Not null</text:p>
              </table:table-cell>
              <table:table-cell>
                <text:p text:style-name="P1">Not null</text:p>
              </table:table-cell>
              <table:table-cell>
                <text:p text:style-name="P1">Not null</text:p>
              </table:table-cell>
              <table:table-cell>
                <text:p text:style-name="P1">Not nul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9.75cm" svg:height="0.802cm" svg:x="1cm" svg:y="0.25cm">
          <draw:text-box>
            <text:p><text:span text:style-name="T1">User database table fields</text:span></text:p>
          </draw:text-box>
        </draw:frame>
        <draw:frame draw:style-name="gr2" draw:text-style-name="P2" draw:layer="layout" svg:width="9.75cm" svg:height="0.802cm" svg:x="1.25cm" svg:y="6.25cm">
          <draw:text-box>
            <text:p><text:span text:style-name="T1">Rewards data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1T20:52:01.472098000</meta:creation-date>
    <dc:date>2026-04-11T21:55:07.224917600</dc:date>
    <meta:editing-duration>PT1H3M4S</meta:editing-duration>
    <meta:editing-cycles>5</meta:editing-cycles>
    <meta:generator>LibreOffice/25.2.7.2$Windows_X86_64 LibreOffice_project/5cbfd1ab6520636bb5f7b99185aa69bd7456825d</meta:generator>
    <meta:document-statistic meta:object-count="3"/>
  </office:meta>
</office:document-meta>
</file>